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0.001cm" table:align="left"/>
    </style:style>
    <style:style style:name="Table1.A" style:family="table-column">
      <style:table-column-properties style:column-width="8.744cm"/>
    </style:style>
    <style:style style:name="Table1.B" style:family="table-column">
      <style:table-column-properties style:column-width="1.258cm"/>
    </style:style>
    <style:style style:name="Table1.A1" style:family="table-cell">
      <style:table-cell-properties style:vertical-align="middle" fo:padding="0.049cm" fo:border="none"/>
    </style:style>
    <style:style style:name="Table2" style:family="table">
      <style:table-properties style:width="8.565cm" table:align="left"/>
    </style:style>
    <style:style style:name="Table2.A" style:family="table-column">
      <style:table-column-properties style:column-width="3.905cm"/>
    </style:style>
    <style:style style:name="Table2.B" style:family="table-column">
      <style:table-column-properties style:column-width="0.319cm"/>
    </style:style>
    <style:style style:name="Table2.C" style:family="table-column">
      <style:table-column-properties style:column-width="2.969cm"/>
    </style:style>
    <style:style style:name="Table2.D" style:family="table-column">
      <style:table-column-properties style:column-width="1.372cm"/>
    </style:style>
    <style:style style:name="Table2.A1" style:family="table-cell">
      <style:table-cell-properties style:vertical-align="middle" fo:padding="0.049cm" fo:border="none"/>
    </style:style>
    <style:style style:name="Table3" style:family="table">
      <style:table-properties style:width="9.858cm" table:align="left"/>
    </style:style>
    <style:style style:name="Table3.A" style:family="table-column">
      <style:table-column-properties style:column-width="8.601cm"/>
    </style:style>
    <style:style style:name="Table3.B" style:family="table-column">
      <style:table-column-properties style:column-width="1.258cm"/>
    </style:style>
    <style:style style:name="Table3.A1" style:family="table-cell">
      <style:table-cell-properties style:vertical-align="middle" fo:padding="0.049cm" fo:border="none"/>
    </style:style>
    <style:style style:name="Table4" style:family="table">
      <style:table-properties style:width="8.423cm" table:align="left"/>
    </style:style>
    <style:style style:name="Table4.A" style:family="table-column">
      <style:table-column-properties style:column-width="3.194cm"/>
    </style:style>
    <style:style style:name="Table4.B" style:family="table-column">
      <style:table-column-properties style:column-width="0.319cm"/>
    </style:style>
    <style:style style:name="Table4.C" style:family="table-column">
      <style:table-column-properties style:column-width="3.073cm"/>
    </style:style>
    <style:style style:name="Table4.D" style:family="table-column">
      <style:table-column-properties style:column-width="1.836cm"/>
    </style:style>
    <style:style style:name="Table4.A1" style:family="table-cell">
      <style:table-cell-properties style:vertical-align="middle" fo:padding="0.049cm" fo:border="none"/>
    </style:style>
    <style:style style:name="P1" style:family="paragraph" style:parent-style-name="Table_20_Contents">
      <style:text-properties fo:font-size="2pt" style:font-size-asian="2pt" style:font-size-complex="2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<text:a xlink:type="simple" xlink:href="https://www.fltk.org/doc-1.3/classFl.html#a799b8278326b3c2db15687c43c11aaf6" text:style-name="Internet_20_link" text:visited-style-name="Visited_20_Internet_20_Link">◆ </text:a>add_fd()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able:table table:name="Table2" table:style-name="Table2">
              <table:table-column table:style-name="Table2.A"/>
              <table:table-column table:style-name="Table2.B"/>
              <table:table-column table:style-name="Table2.C"/>
              <table:table-column table:style-name="Table2.D"/>
              <table:table-row>
                <table:table-cell table:style-name="Table2.A1" office:value-type="string">
                  <text:p text:style-name="Table_20_Contents">static void Fl::add_fd </text:p>
                </table:table-cell>
                <table:table-cell table:style-name="Table2.A1" office:value-type="string">
                  <text:p text:style-name="Table_20_Contents">(</text:p>
                </table:table-cell>
                <table:table-cell table:style-name="Table2.A1" office:value-type="string">
                  <text:p text:style-name="Table_20_Contents">int </text:p>
                </table:table-cell>
                <table:table-cell table:style-name="Table2.A1" office:value-type="string">
                  <text:p text:style-name="Table_20_Contents"><text:span text:style-name="Emphasis">fd</text:span>, </text:p>
                </table:table-cell>
              </table:table-row>
              <table:table-row>
                <table:table-cell table:style-name="Table2.A1" office:value-type="string">
                  <text:p text:style-name="P1"/>
                </table:table-cell>
                <table:table-cell table:style-name="Table2.A1" office:value-type="string">
                  <text:p text:style-name="P1"/>
                </table:table-cell>
                <table:table-cell table:style-name="Table2.A1" office:value-type="string">
                  <text:p text:style-name="Table_20_Contents">int </text:p>
                </table:table-cell>
                <table:table-cell table:style-name="Table2.A1" office:value-type="string">
                  <text:p text:style-name="Table_20_Contents"><text:span text:style-name="Emphasis">when</text:span>, </text:p>
                </table:table-cell>
              </table:table-row>
              <table:table-row>
                <table:table-cell table:style-name="Table2.A1" office:value-type="string">
                  <text:p text:style-name="P1"/>
                </table:table-cell>
                <table:table-cell table:style-name="Table2.A1" office:value-type="string">
                  <text:p text:style-name="P1"/>
                </table:table-cell>
                <table:table-cell table:style-name="Table2.A1" office:value-type="string">
                  <text:p text:style-name="Table_20_Contents"><text:a xlink:type="simple" xlink:href="https://www.fltk.org/doc-1.3/group__callback__functions.html#ga2cff1a51089da7653ab49bae499dfbf4" text:style-name="Internet_20_link" text:visited-style-name="Visited_20_Internet_20_Link">Fl_FD_Handler</text:a> </text:p>
                </table:table-cell>
                <table:table-cell table:style-name="Table2.A1" office:value-type="string">
                  <text:p text:style-name="Table_20_Contents"><text:span text:style-name="Emphasis">cb</text:span>, </text:p>
                </table:table-cell>
              </table:table-row>
              <table:table-row>
                <table:table-cell table:style-name="Table2.A1" office:value-type="string">
                  <text:p text:style-name="P1"/>
                </table:table-cell>
                <table:table-cell table:style-name="Table2.A1" office:value-type="string">
                  <text:p text:style-name="P1"/>
                </table:table-cell>
                <table:table-cell table:style-name="Table2.A1" office:value-type="string">
                  <text:p text:style-name="Table_20_Contents">void * </text:p>
                </table:table-cell>
                <table:table-cell table:style-name="Table2.A1" office:value-type="string">
                  <text:p text:style-name="Table_20_Contents">= <text:span text:style-name="Source_20_Text">0</text:span> </text:p>
                </table:table-cell>
              </table:table-row>
              <table:table-row>
                <table:table-cell table:style-name="Table2.A1" office:value-type="string">
                  <text:p text:style-name="P1"/>
                </table:table-cell>
                <table:table-cell table:style-name="Table2.A1" office:value-type="string">
                  <text:p text:style-name="Table_20_Contents">)</text:p>
                </table:table-cell>
                <table:table-cell table:style-name="Table2.A1" office:value-type="string">
                  <text:p text:style-name="P1"/>
                </table:table-cell>
                <table:table-cell table:style-name="Table2.A1" office:value-type="string">
                  <text:p text:style-name="P1"/>
                </table:table-cell>
              </table:table-row>
            </table:table>
            <text:p text:style-name="P1"/>
          </table:table-cell>
          <table:table-cell table:style-name="Table1.A1" office:value-type="string">
            <text:p text:style-name="Table_20_Contents">static </text:p>
          </table:table-cell>
        </table:table-row>
      </table:table>
      <text:p text:style-name="Text_20_body">Adds file descriptor fd to listen to. </text:p>
      <text:p text:style-name="Text_20_body">When the fd becomes ready for reading <text:a xlink:type="simple" xlink:href="https://www.fltk.org/doc-1.3/classFl.html#a108a84216f0b3fa1cb0c46ab7449a312" text:style-name="Internet_20_link" text:visited-style-name="Visited_20_Internet_20_Link">Fl::wait()</text:a> will call the callback and then return. The callback is passed the fd and the arbitrary void* argument.</text:p>
      <text:p text:style-name="Text_20_body">The second version takes a when bitfield, with the bits FL_READ, FL_WRITE, and FL_EXCEPT defined, to indicate when the callback should be done.</text:p>
      <text:p text:style-name="Text_20_body">There can only be one callback of each type for a file descriptor. <text:a xlink:type="simple" xlink:href="https://www.fltk.org/doc-1.3/classFl.html#a1c7766bf3e45e170fe1741e98092e55f" text:style-name="Internet_20_link" text:visited-style-name="Visited_20_Internet_20_Link">Fl::remove_fd()</text:a> gets rid of <text:span text:style-name="Emphasis">all</text:span> the callbacks for a given file descriptor.</text:p>
      <text:p text:style-name="Text_20_body">Under UNIX <text:span text:style-name="Emphasis">any</text:span> file descriptor can be monitored (files, devices, pipes, sockets, etc.). Due to limitations in Microsoft Windows, WIN32 applications can only monitor sockets. </text:p>
      <text:h text:style-name="Heading_20_2" text:outline-level="2"><text:bookmark text:name="a4e7a1b5d18c2f073238a8466a62a3e7a"/><text:a xlink:type="simple" xlink:href="https://www.fltk.org/doc-1.3/classFl.html#a4e7a1b5d18c2f073238a8466a62a3e7a" text:style-name="Internet_20_link" text:visited-style-name="Visited_20_Internet_20_Link">◆ </text:a>add_idle()</text:h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able:table table:name="Table4" table:style-name="Table4">
              <table:table-column table:style-name="Table4.A"/>
              <table:table-column table:style-name="Table4.B"/>
              <table:table-column table:style-name="Table4.C"/>
              <table:table-column table:style-name="Table4.D"/>
              <table:table-row>
                <table:table-cell table:style-name="Table4.A1" office:value-type="string">
                  <text:p text:style-name="Table_20_Contents">void Fl::add_idle </text:p>
                </table:table-cell>
                <table:table-cell table:style-name="Table4.A1" office:value-type="string">
                  <text:p text:style-name="Table_20_Contents">(</text:p>
                </table:table-cell>
                <table:table-cell table:style-name="Table4.A1" office:value-type="string">
                  <text:p text:style-name="Table_20_Contents"><text:a xlink:type="simple" xlink:href="https://www.fltk.org/doc-1.3/group__callback__functions.html#gac9d2aab1d3142308450e2da09716013e" text:style-name="Internet_20_link" text:visited-style-name="Visited_20_Internet_20_Link">Fl_Idle_Handler</text:a> </text:p>
                </table:table-cell>
                <table:table-cell table:style-name="Table4.A1" office:value-type="string">
                  <text:p text:style-name="Table_20_Contents"><text:span text:style-name="Emphasis">cb</text:span>, </text:p>
                </table:table-cell>
              </table:table-row>
              <table:table-row>
                <table:table-cell table:style-name="Table4.A1" office:value-type="string">
                  <text:p text:style-name="P1"/>
                </table:table-cell>
                <table:table-cell table:style-name="Table4.A1" office:value-type="string">
                  <text:p text:style-name="P1"/>
                </table:table-cell>
                <table:table-cell table:style-name="Table4.A1" office:value-type="string">
                  <text:p text:style-name="Table_20_Contents">void * </text:p>
                </table:table-cell>
                <table:table-cell table:style-name="Table4.A1" office:value-type="string">
                  <text:p text:style-name="Table_20_Contents"><text:span text:style-name="Emphasis">data</text:span> = <text:span text:style-name="Source_20_Text">0</text:span> </text:p>
                </table:table-cell>
              </table:table-row>
              <table:table-row>
                <table:table-cell table:style-name="Table4.A1" office:value-type="string">
                  <text:p text:style-name="P1"/>
                </table:table-cell>
                <table:table-cell table:style-name="Table4.A1" office:value-type="string">
                  <text:p text:style-name="Table_20_Contents">)</text:p>
                </table:table-cell>
                <table:table-cell table:style-name="Table4.A1" office:value-type="string">
                  <text:p text:style-name="P1"/>
                </table:table-cell>
                <table:table-cell table:style-name="Table4.A1" office:value-type="string">
                  <text:p text:style-name="P1"/>
                </table:table-cell>
              </table:table-row>
            </table:table>
            <text:p text:style-name="P1"/>
          </table:table-cell>
          <table:table-cell table:style-name="Table3.A1" office:value-type="string">
            <text:p text:style-name="Table_20_Contents">static </text:p>
          </table:table-cell>
        </table:table-row>
      </table:table>
      <text:p text:style-name="Text_20_body">Adds a callback function that is called every time by <text:a xlink:type="simple" xlink:href="https://www.fltk.org/doc-1.3/classFl.html#a108a84216f0b3fa1cb0c46ab7449a312" text:style-name="Internet_20_link" text:visited-style-name="Visited_20_Internet_20_Link">Fl::wait()</text:a> and also makes it act as though the timeout is zero (this makes <text:a xlink:type="simple" xlink:href="https://www.fltk.org/doc-1.3/classFl.html#a108a84216f0b3fa1cb0c46ab7449a312" text:style-name="Internet_20_link" text:visited-style-name="Visited_20_Internet_20_Link">Fl::wait()</text:a> return immediately, so if it is in a loop it is called repeatedly, and thus the idle fucntion is called repeatedly). </text:p>
      <text:p text:style-name="Text_20_body">The idle function can be used to get background processing done.</text:p>
      <text:p text:style-name="Text_20_body">You can have multiple idle callbacks. To remove an idle callback use <text:a xlink:type="simple" xlink:href="https://www.fltk.org/doc-1.3/classFl.html#a43903f998a07e1cca7ba199c8ed25d9b" text:style-name="Internet_20_link" text:visited-style-name="Visited_20_Internet_20_Link">Fl::remove_idle()</text:a>.</text:p>
      <text:p text:style-name="Text_20_body"><text:a xlink:type="simple" xlink:href="https://www.fltk.org/doc-1.3/classFl.html#a108a84216f0b3fa1cb0c46ab7449a312" text:style-name="Internet_20_link" text:visited-style-name="Visited_20_Internet_20_Link">Fl::wait()</text:a> and <text:a xlink:type="simple" xlink:href="https://www.fltk.org/doc-1.3/classFl.html#a1dbb83f1d52001c152ccf8415e3ee6f0" text:style-name="Internet_20_link" text:visited-style-name="Visited_20_Internet_20_Link">Fl::check()</text:a> call idle callbacks, but <text:a xlink:type="simple" xlink:href="https://www.fltk.org/doc-1.3/classFl.html#a41a0cf2dd925cc6c4074d32a36fcf98f" text:style-name="Internet_20_link" text:visited-style-name="Visited_20_Internet_20_Link">Fl::ready()</text:a> does not.</text:p>
      <text:p text:style-name="Text_20_body">The idle callback can call any FLTK functions, including <text:a xlink:type="simple" xlink:href="https://www.fltk.org/doc-1.3/classFl.html#a108a84216f0b3fa1cb0c46ab7449a312" text:style-name="Internet_20_link" text:visited-style-name="Visited_20_Internet_20_Link">Fl::wait()</text:a>, <text:a xlink:type="simple" xlink:href="https://www.fltk.org/doc-1.3/classFl.html#a1dbb83f1d52001c152ccf8415e3ee6f0" text:style-name="Internet_20_link" text:visited-style-name="Visited_20_Internet_20_Link">Fl::check()</text:a>, and <text:a xlink:type="simple" xlink:href="https://www.fltk.org/doc-1.3/classFl.html#a41a0cf2dd925cc6c4074d32a36fcf98f" text:style-name="Internet_20_link" text:visited-style-name="Visited_20_Internet_20_Link">Fl::ready()</text:a>.</text:p>
      <text:p text:style-name="Text_20_body">FLTK will not recursively call the idle callback. 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05T22:15:24.628908881</meta:creation-date>
    <dc:date>2020-08-05T22:21:24.678172855</dc:date>
    <meta:editing-duration>PT6M2S</meta:editing-duration>
    <meta:editing-cycles>1</meta:editing-cycles>
    <meta:generator>LibreOffice/6.4.4.2$Linux_X86_64 LibreOffice_project/40$Build-2</meta:generator>
    <meta:document-statistic meta:table-count="4" meta:image-count="0" meta:object-count="0" meta:page-count="1" meta:paragraph-count="33" meta:word-count="239" meta:character-count="1441" meta:non-whitespace-character-count="1215"/>
  </office:meta>
</office:document-meta>
</file>